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alescing_unrolled_spacing_vs_unrolled_group_and_spacing.png </text:span></text:p>
      <text:p text:style-name="Standard">Unrolled Spacing</text:p>
      <text:list xml:id="list175068311" text:style-name="L2">
        <text:list-item>
          <text:p text:style-name="P2">unroll the inner loop such that “spacing = i” performs i reads per loop iteration</text:p>
        </text:list-item>
      </text:list>
      <text:list xml:id="list1659467741" text:style-name="L1">
        <text:list-item>
          <text:p text:style-name="P1">“spacing = 0” performs 1 reads per loop with contiguous parallel reads</text:p>
        </text:list-item>
        <text:list-item>
          <text:p text:style-name="P1">“spacing = 1” performs 2 reads per loop iteration, with noncontiguous (separated by 1 entry / 16 bytes) parallel reads</text:p>
        </text:list-item>
        <text:list-item>
          <text:p text:style-name="P1">Question: Why does spacing = 1 outperform spacing = 0? <text:s/>Is it because loop overhead is more costly than increased number of reads per global memory transaction?</text:p>
        </text:list-item>
      </text:list>
      <text:p text:style-name="Standard"/>
      <text:p text:style-name="Standard">Unrolled Group and Spacing</text:p>
      <text:list xml:id="list394127462" text:continue-list="list175068311" text:style-name="L2">
        <text:list-item>
          <text:p text:style-name="P2">unroll the inner loop and the global work size (128) of the outer loop, such that “spacing = i” performs 128*(i + 1) reads per loop iteration</text:p>
        </text:list-item>
        <text:list-item>
          <text:p text:style-name="P2">“spacing = 0” performs 128 reads per loop with contiguous parallel reads</text:p>
        </text:list-item>
        <text:list-item>
          <text:p text:style-name="P2">“spacing = 1” performs 256 reads per loop iteration, with noncontiguous (separated by 1 entry / 16 bytes) parallel reads</text:p>
        </text:list-item>
        <text:list-item>
          <text:p text:style-name="P2">spacing = 0 now performs best as expected, like due to reduced loop overhead</text:p>
        </text:list-item>
        <text:list-item>
          <text:p text:style-name="P2">everything performs worse however, likely due to increased instruction cache misses</text:p>
        </text:list-item>
      </text:list>
      <text:p text:style-name="Standard"/>
      <text:p text:style-name="Standard">Summary:</text:p>
      <text:list xml:id="list1130720857" text:style-name="L3">
        <text:list-item>
          <text:p text:style-name="P3">Degradation in performance is likely due to increased instruction cache misses (loop unrolling is a trade off between reducing comparison operations, and increasing instruction cache misses)</text:p>
        </text:list-item>
        <text:list-item>
          <text:p text:style-name="P3">Possible use in the future would be to modify the encryption/decryption algorithms and unroll a portion of the encryption loop based on a sufficiently small factor of the encryption input (probably at most the page size, but more likely smaller than that since otherwise we would get the degradation observed her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1-07T13:01:46</meta:creation-date>
    <dc:date>2014-01-07T15:16:16</dc:date>
    <dc:creator>James </dc:creator>
    <meta:editing-duration>PT14M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5" meta:word-count="253" meta:character-count="1548" meta:non-whitespace-character-count="1318"/>
  </office:meta>
</office:document-meta>
</file>